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84000001AACDF01DE352CBDFC9.png" manifest:media-type="image/png"/>
  <manifest:file-entry manifest:full-path="Pictures/1000020100000288000001A7AEC201ACA7C55F4B.png" manifest:media-type="image/png"/>
  <manifest:file-entry manifest:full-path="Pictures/10000201000003D10000023F42C86170E92D37AA.png" manifest:media-type="image/png"/>
  <manifest:file-entry manifest:full-path="Pictures/100002010000017D0000012A47569AE0B9CF2A04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marker-start-width="0.5cm" draw:marker-end-width="0.5cm" draw:fill="none" draw:fill-color="#ff0000" draw:opacity="50%" draw:textarea-horizontal-align="justify" draw:textarea-vertical-align="middle" draw:auto-grow-height="false" fo:min-height="4.65cm" fo:min-width="0.9cm" fo:padding-top="0.175cm" fo:padding-bottom="0.175cm" fo:padding-left="0.3cm" fo:padding-right="0.3cm" draw:shadow-opacity="50%"/>
    </style:style>
    <style:style style:name="gr3" style:family="graphic" style:parent-style-name="standard">
      <style:graphic-properties svg:stroke-width="0.1cm" svg:stroke-color="#ff0000" draw:marker-start-width="0.5cm" draw:marker-end-width="0.5cm" draw:fill="none" draw:fill-color="#ff0000" draw:opacity="50%" draw:textarea-horizontal-align="justify" draw:textarea-vertical-align="middle" draw:auto-grow-height="false" fo:min-height="2.05cm" fo:min-width="0.5cm" fo:padding-top="0.175cm" fo:padding-bottom="0.175cm" fo:padding-left="0.3cm" fo:padding-right="0.3cm" draw:shadow-opacity="50%"/>
    </style:style>
    <style:style style:name="gr4" style:family="graphic" style:parent-style-name="standard">
      <style:graphic-properties draw:stroke="none" draw:fill="none" fo:min-height="1.095cm"/>
    </style:style>
    <style:style style:name="gr5" style:family="graphic" style:parent-style-name="standard">
      <style:graphic-properties draw:fill="solid" draw:fill-color="#d2d02b" draw:textarea-horizontal-align="justify" draw:textarea-vertical-align="middle" draw:auto-grow-height="false" fo:min-height="0.6cm" fo:min-width="0.35cm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d2d02b" draw:textarea-horizontal-align="justify" draw:textarea-vertical-align="middle" draw:auto-grow-height="false" fo:min-height="1.95cm" fo:min-width="4.2cm"/>
    </style:style>
    <style:style style:name="gr8" style:family="graphic" style:parent-style-name="standard">
      <style:graphic-properties draw:fill="none" draw:fill-color="#729fcf" draw:textarea-horizontal-align="justify" draw:textarea-vertical-align="middle" draw:auto-grow-height="false" fo:min-height="6.05cm" fo:min-width="9.8cm" draw:shadow="visible"/>
    </style:style>
    <style:style style:name="gr9" style:family="graphic" style:parent-style-name="standard">
      <style:graphic-properties svg:stroke-width="0.1cm" svg:stroke-color="#ff0000" draw:marker-start-width="0.5cm" draw:marker-end="Arrow" draw:marker-end-width="0.5cm" svg:stroke-linecap="round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5cm" draw:marker-end="Arrow" draw:marker-end-width="0.5cm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ff0000" draw:marker-start-width="0.5cm" draw:marker-end-width="0.5cm" draw:fill="none" draw:fill-color="#ff0000" draw:opacity="50%" draw:textarea-horizontal-align="justify" draw:textarea-vertical-align="middle" draw:auto-grow-height="false" fo:min-height="1.45cm" fo:min-width="0.5cm" fo:padding-top="0.175cm" fo:padding-bottom="0.175cm" fo:padding-left="0.3cm" fo:padding-right="0.3cm" draw:shadow-opacity="50%"/>
    </style:style>
    <style:style style:name="gr12" style:family="graphic" style:parent-style-name="standard">
      <style:graphic-properties svg:stroke-width="0.1cm" svg:stroke-color="#ff0000" draw:marker-start-width="0.5cm" draw:marker-end-width="0.3cm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0000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0000" draw:opacity="50%"/>
      <style:paragraph-properties fo:text-align="center"/>
    </style:style>
    <style:style style:name="P3" style:family="paragraph">
      <loext:graphic-properties draw:fill="none"/>
      <style:text-properties fo:font-size="14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2d02b"/>
      <style:paragraph-properties fo:text-align="center"/>
    </style:style>
    <style:style style:name="P6" style:family="paragraph">
      <loext:graphic-properties draw:fill="none" draw:fill-color="#729fcf"/>
      <style:paragraph-properties fo:text-align="center"/>
    </style:style>
    <style:style style:name="P7" style:family="paragraph">
      <loext:graphic-properties draw:fill="none" draw:fill-color="#ffffff"/>
      <style:text-properties fo:color="#9f9e5f" fo:font-size="22pt" fo:font-weight="bold" style:font-size-asian="18pt" style:font-size-complex="18pt"/>
    </style:style>
    <style:style style:name="T1" style:family="text">
      <style:text-properties fo:font-size="14pt" fo:font-weight="bold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color="#000000" fo:font-size="18pt" fo:text-shadow="1pt 1pt" fo:font-weight="bold" style:font-size-asian="18pt" style:font-size-complex="18pt"/>
    </style:style>
    <style:style style:name="T4" style:family="text">
      <style:text-properties fo:color="#9f9e5f" fo:font-size="2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709cm" svg:height="6.812cm" svg:x="4.26cm" svg:y="2.988cm">
          <draw:image xlink:href="Pictures/100002010000017D0000012A47569AE0B9CF2A04.png" xlink:type="simple" xlink:show="embed" xlink:actuate="onLoad">
            <text:p/>
          </draw:image>
        </draw:frame>
        <draw:custom-shape draw:style-name="gr2" draw:text-style-name="P2" draw:layer="layout" svg:width="1.5cm" svg:height="5cm" svg:x="9.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1.1cm" svg:height="2.4cm" svg:x="8.1cm" svg:y="3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1.5cm" svg:height="5cm" svg:x="9.8cm" svg:y="4.5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358cm" svg:height="6.6cm" svg:x="17.9cm" svg:y="2.8cm">
          <draw:image xlink:href="Pictures/1000020100000288000001A7AEC201ACA7C55F4B.png" xlink:type="simple" xlink:show="embed" xlink:actuate="onLoad">
            <text:p/>
          </draw:image>
        </draw:frame>
        <draw:frame draw:style-name="gr4" draw:text-style-name="P3" draw:layer="layout" svg:width="25.966cm" svg:height="1.345cm" svg:x="2.9cm" svg:y="18.445cm">
          <draw:text-box>
            <text:p><text:span text:style-name="T1">Images Wikimedia Commons:</text:span><text:span text:style-name="T2"> see </text:span></text:p>
            <text:p><text:span text:style-name="T2"><text:s text:c="5"/></text:span><text:span text:style-name="T2"><text:a xlink:href="https://de.wikipedia.org/wiki/Annweiler_am_Trifels" xlink:type="simple">https://de.wikipedia.org/wiki/Annweiler_am_Trifels</text:a></text:span><text:span text:style-name="T2"> <text:s text:c="2"/></text:span><text:span text:style-name="T2"><text:a xlink:href="https://en.wikipedia.org/wiki/Image_Map" xlink:type="simple">https://en.wikipedia.org/wiki/Image_Map</text:a></text:span></text:p>
          </draw:text-box>
        </draw:frame>
        <draw:custom-shape draw:style-name="gr5" draw:text-style-name="P5" xml:id="id2" draw:id="id2" draw:layer="layout" svg:width="1.2cm" svg:height="1.2cm" svg:x="17.5cm" svg:y="2.2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2cm" svg:height="1.2cm" svg:x="3.8cm" svg:y="2.5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6" draw:text-style-name="P1" draw:layer="layout" svg:width="9.945cm" svg:height="5.853cm" svg:x="3.855cm" svg:y="11.7cm">
            <draw:image xlink:href="Pictures/10000201000003D10000023F42C86170E92D37AA.png" xlink:type="simple" xlink:show="embed" xlink:actuate="onLoad"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><text:span text:style-name="T3"/></text:p>
              <text:p text:style-name="P4"/>
              <text:p text:style-name="P4"/>
              <text:p text:style-name="P4"/>
              <text:p text:style-name="P4"/>
            </draw:image>
          </draw:frame>
          <draw:custom-shape draw:style-name="gr7" draw:text-style-name="P5" draw:layer="layout" svg:width="4.7cm" svg:height="2.2cm" svg:x="5.8cm" svg:y="13.7cm">
            <text:p text:style-name="P4"><text:span text:style-name="T3">Wikipedia:</text:span></text:p>
            <text:p text:style-name="P4"><text:span text:style-name="T3">Water Wheel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10.3cm" svg:height="6.3cm" svg:x="3.8cm" svg:y="11.5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4" draw:layer="layout" svg:x1="8.65cm" svg:y1="3.6cm" svg:x2="17.5cm" svg:y2="2.8cm" draw:start-shape="id1" draw:start-glue-point="0" draw:end-shape="id2" draw:end-glue-point="6" svg:d="M8650 3600v-800h8850" svg:viewBox="0 0 8851 801">
          <text:p/>
        </draw:connector>
        <draw:custom-shape draw:style-name="gr5" draw:text-style-name="P5" xml:id="id4" draw:id="id4" draw:layer="layout" svg:width="1.2cm" svg:height="1.2cm" svg:x="3.2cm" svg:y="11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line-skew="-0.175cm" svg:x1="10.55cm" svg:y1="9.5cm" svg:x2="3.8cm" svg:y2="11cm" draw:start-shape="id3" draw:start-glue-point="2" draw:end-shape="id4" draw:end-glue-point="4" svg:d="M10550 9500v600h-6750v900" svg:viewBox="0 0 6751 1501">
          <text:p/>
        </draw:connector>
        <draw:frame draw:style-name="gr1" draw:text-style-name="P1" xml:id="id8" draw:id="id8" draw:layer="layout" svg:width="10.09cm" svg:height="6.674cm" svg:x="17.4cm" svg:y="11.2cm">
          <draw:image xlink:href="Pictures/1000020100000284000001AACDF01DE352CBDFC9.png" xlink:type="simple" xlink:show="embed" xlink:actuate="onLoad">
            <text:p/>
          </draw:image>
        </draw:frame>
        <draw:custom-shape draw:style-name="gr5" draw:text-style-name="P5" draw:layer="layout" svg:width="1.2cm" svg:height="1.2cm" svg:x="16.9cm" svg:y="10.9cm">
          <text:p text:style-name="P4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7" draw:id="id7" draw:layer="layout" svg:width="1.1cm" svg:height="2.4cm" svg:x="23.3cm" svg:y="5.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xml:id="id5" draw:id="id5" draw:layer="layout" svg:width="1.1cm" svg:height="1.8cm" svg:x="23.6cm" svg:y="14.2cm">
          <text:p/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24.15cm" svg:y1="14.2cm" svg:x2="14.8cm" svg:y2="6.4cm" draw:start-shape="id5" draw:start-glue-point="0" draw:end-shape="id6" draw:end-glue-point="1" svg:d="M24150 14200v-3850h-9350v-3950" svg:viewBox="0 0 9351 7801">
          <text:p/>
        </draw:connector>
        <draw:line draw:style-name="gr13" draw:text-style-name="P1" xml:id="id6" draw:id="id6" draw:layer="layout" svg:x1="14.8cm" svg:y1="6.4cm" svg:x2="12.7cm" svg:y2="6.4cm">
          <text:p/>
        </draw:line>
        <draw:connector draw:style-name="gr10" draw:text-style-name="P4" draw:layer="layout" draw:line-skew="0.51cm" svg:x1="24.4cm" svg:y1="6.6cm" svg:x2="27.49cm" svg:y2="14.537cm" draw:start-shape="id7" draw:start-glue-point="1" draw:end-shape="id8" draw:end-glue-point="1" svg:d="M24400 6600h4101v7937h-1011" svg:viewBox="0 0 4102 7938">
          <text:p/>
        </draw:connector>
        <draw:frame draw:style-name="gr14" draw:text-style-name="P7" draw:layer="layout" svg:width="15.5cm" svg:height="1.8cm" svg:x="9.2cm" svg:y="1.3cm">
          <draw:text-box>
            <text:p><text:span text:style-name="T4">Image Map Grap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1-05T10:29:23.889401000</dc:date>
    <meta:editing-duration>PT6M31S</meta:editing-duration>
    <meta:editing-cycles>2</meta:editing-cycles>
    <meta:generator>LibreOffice/5.3.6.1$MacOSX_X86_64 LibreOffice_project/686f202eff87ef707079aeb7f485847613344eb7</meta:generator>
    <meta:document-statistic meta:object-count="23"/>
  </office:meta>
</office:document-meta>
</file>